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ans" svg:font-family="'Liberation Sans'" style:font-family-generic="swiss"/>
    <style:font-face style:name="Courier 10 Pitch" svg:font-family="'Courier 10 Pitch'" style:font-pitch="fixed"/>
    <style:font-face style:name="Courier 10 Pitch1" svg:font-family="'Courier 10 Pitch'" style:font-adornments="Regular" style:font-pitch="fixed"/>
    <style:font-face style:name="DejaVu Sans Mono" svg:font-family="'DejaVu Sans Mono'" style:font-family-generic="modern" style:font-pitch="fixed"/>
    <style:font-face style:name="Gentium1" svg:font-family="Gentium" style:font-pitch="variable"/>
    <style:font-face style:name="Gentium" svg:font-family="Gentium" style:font-adornments="Regular" style:font-pitch="variable"/>
    <style:font-face style:name="Gentium Plus" svg:font-family="'Gentium Plus'" style:font-adornments="Regular"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184cm" table:align="left"/>
    </style:style>
    <style:style style:name="Table1.A" style:family="table-column">
      <style:table-column-properties style:column-width="3.424cm"/>
    </style:style>
    <style:style style:name="Table1.B" style:family="table-column">
      <style:table-column-properties style:column-width="3.761cm"/>
    </style:style>
    <style:style style:name="Table1.A1" style:family="table-cell">
      <style:table-cell-properties style:vertical-align="middle" fo:padding="0.049cm" fo:border="none"/>
    </style:style>
    <style:style style:name="Table3" style:family="table">
      <style:table-properties style:width="6.966cm" table:align="left"/>
    </style:style>
    <style:style style:name="Table3.A" style:family="table-column">
      <style:table-column-properties style:column-width="3.424cm"/>
    </style:style>
    <style:style style:name="Table3.B" style:family="table-column">
      <style:table-column-properties style:column-width="3.542cm"/>
    </style:style>
    <style:style style:name="Table3.A1" style:family="table-cell">
      <style:table-cell-properties style:vertical-align="middle" fo:padding="0.049cm" fo:border="none"/>
    </style:style>
    <style:style style:name="Table2" style:family="table">
      <style:table-properties style:width="7.368cm" table:align="left"/>
    </style:style>
    <style:style style:name="Table2.A" style:family="table-column">
      <style:table-column-properties style:column-width="3.424cm"/>
    </style:style>
    <style:style style:name="Table2.B" style:family="table-column">
      <style:table-column-properties style:column-width="3.944cm"/>
    </style:style>
    <style:style style:name="Table2.A1" style:family="table-cell">
      <style:table-cell-properties style:vertical-align="middle" fo:padding="0.049cm" fo:border="none"/>
    </style:style>
    <style:style style:name="Table4" style:family="table">
      <style:table-properties style:width="16.074cm" table:align="left"/>
    </style:style>
    <style:style style:name="Table4.A" style:family="table-column">
      <style:table-column-properties style:column-width="3.424cm"/>
    </style:style>
    <style:style style:name="Table4.B" style:family="table-column">
      <style:table-column-properties style:column-width="12.651cm"/>
    </style:style>
    <style:style style:name="Table4.A1" style:family="table-cell">
      <style:table-cell-properties style:vertical-align="middle" fo:padding="0.049cm" fo:border="none"/>
    </style:style>
    <style:style style:name="Table5" style:family="table">
      <style:table-properties style:width="16.635cm" table:align="left"/>
    </style:style>
    <style:style style:name="Table5.A" style:family="table-column">
      <style:table-column-properties style:column-width="3.985cm"/>
    </style:style>
    <style:style style:name="Table5.B" style:family="table-column">
      <style:table-column-properties style:column-width="12.651cm"/>
    </style:style>
    <style:style style:name="Table5.A1" style:family="table-cell">
      <style:table-cell-properties style:vertical-align="middle" fo:padding="0.049cm" fo:border="none"/>
    </style:style>
    <style:style style:name="P1" style:family="paragraph" style:parent-style-name="Table_20_Heading">
      <style:paragraph-properties fo:text-align="start" style:justify-single-word="false"/>
      <style:text-properties fo:color="#770000" style:font-name="Courier 10 Pitch" fo:font-size="9pt" style:font-size-asian="9pt" style:font-size-complex="9pt"/>
    </style:style>
    <style:style style:name="P2" style:family="paragraph" style:parent-style-name="Table_20_Heading">
      <style:paragraph-properties fo:text-align="start" style:justify-single-word="false"/>
      <style:text-properties fo:color="#770000" style:font-name="Courier 10 Pitch" fo:font-size="9pt" fo:language="en" fo:country="GB"/>
    </style:style>
    <style:style style:name="P3" style:family="paragraph" style:parent-style-name="Table_20_Heading">
      <style:paragraph-properties fo:text-align="start" style:justify-single-word="false"/>
      <style:text-properties fo:color="#770000" style:font-name="Courier 10 Pitch" fo:font-size="9pt" fo:language="en" fo:country="GB" style:font-size-asian="9pt" style:font-size-complex="9pt"/>
    </style:style>
    <style:style style:name="P4" style:family="paragraph" style:parent-style-name="Text_20_body">
      <style:text-properties fo:language="en" fo:country="GB"/>
    </style:style>
    <style:style style:name="P5" style:family="paragraph" style:parent-style-name="Text_20_body">
      <style:paragraph-properties style:writing-mode="lr-tb"/>
      <style:text-properties fo:language="en" fo:country="GB"/>
    </style:style>
    <style:style style:name="P6" style:family="paragraph" style:parent-style-name="Title">
      <style:text-properties fo:language="en" fo:country="GB"/>
    </style:style>
    <style:style style:name="P7" style:family="paragraph" style:parent-style-name="Subtitle">
      <style:text-properties fo:language="en" fo:country="GB"/>
    </style:style>
    <style:style style:name="P8" style:family="paragraph" style:parent-style-name="Table_20_Contents">
      <style:text-properties fo:color="#770000" style:font-name="Courier 10 Pitch" fo:font-size="9pt" fo:letter-spacing="0.053cm" style:font-size-asian="9pt" style:font-size-complex="9pt"/>
    </style:style>
    <style:style style:name="P9" style:family="paragraph" style:parent-style-name="Table_20_Contents">
      <style:text-properties fo:color="#770000" style:font-name="Courier 10 Pitch" fo:font-size="9pt" fo:letter-spacing="0.053cm" fo:language="en" fo:country="GB"/>
    </style:style>
    <style:style style:name="P10" style:family="paragraph" style:parent-style-name="Table_20_Contents">
      <style:text-properties fo:color="#770000" style:font-name="Courier 10 Pitch" fo:font-size="9pt" fo:letter-spacing="0.053cm" fo:language="en" fo:country="GB" style:font-size-asian="9pt" style:font-size-complex="9pt"/>
    </style:style>
    <style:style style:name="P11" style:family="paragraph" style:parent-style-name="Text_20_body" style:list-style-name="L1">
      <style:text-properties fo:language="en" fo:country="GB"/>
    </style:style>
    <style:style style:name="P12" style:family="paragraph" style:parent-style-name="Heading_20_1">
      <style:text-properties fo:language="en" fo:country="GB"/>
    </style:style>
    <style:style style:name="T1" style:family="text">
      <style:text-properties fo:language="en" fo:country="G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utomatic Manuscript Comparison Prototype</text:p>
      <text:p text:style-name="P7">Andrew Edmondson</text:p>
      <text:h text:style-name="P12" text:outline-level="1">Introduction</text:h>
      <text:p text:style-name="P4">Inspired by DNS sequences, I decided to explore the idea of encoding NT manuscripts in a similar way: ABCABDCD... etc.</text:p>
      <text:p text:style-name="P4">The concept is as follows: Each verse will count as a unit, including the title (verse 0) of a work. Each unique version of that verse then gets assigned a letter, a, b, c etc. Then any text can be encoded and compared quickly with any other.</text:p>
      <text:h text:style-name="P12" text:outline-level="1">Texts</text:h>
      <text:p text:style-name="Text_20_body"><text:span text:style-name="T1">Transcriptions of manuscripts are downloaded from </text:span><text:a xlink:type="simple" xlink:href="http://www.igntp.org/"><text:span text:style-name="T1">http://www.igntp.org/</text:span></text:a><text:span text:style-name="T1"> </text:span><text:span text:style-name="T1">in XML form. These are then parsed and each verse is indexed and assigned a letter. 07 (Codex Basiliensis) was chosen as a base text, somewhat arbitrarily, as it is Byzantine and therefore likely to be more similar to the majority of other manuscripts than, say, 01 (Codex Sinaiticus).</text:span></text:p>
      <text:p text:style-name="P4">The base text of the first verses of John 1 is then represented as:</text:p>
      <table:table table:name="Table1" table:style-name="Table1">
        <table:table-column table:style-name="Table1.A"/>
        <table:table-column table:style-name="Table1.B"/>
        <table:table-row>
          <table:table-cell table:style-name="Table1.A1" office:value-type="string">
            <text:p text:style-name="P2">MS 07</text:p>
          </table:table-cell>
          <table:table-cell table:style-name="Table1.A1" office:value-type="string">
            <text:p text:style-name="P9">aaaaaaaaaaa...</text:p>
          </table:table-cell>
        </table:table-row>
      </table:table>
      <text:p text:style-name="P4">Comparing 04 (Codex Ephraemi rescriptus) with 07 we see:</text:p>
      <table:table table:name="Table3" table:style-name="Table3">
        <table:table-column table:style-name="Table3.A"/>
        <table:table-column table:style-name="Table3.B"/>
        <table:table-row>
          <table:table-cell table:style-name="Table3.A1" office:value-type="string">
            <text:p text:style-name="P2">MS 07</text:p>
          </table:table-cell>
          <table:table-cell table:style-name="Table3.A1" office:value-type="string">
            <text:p text:style-name="P9">aaaaaaaaaaa...</text:p>
          </table:table-cell>
        </table:table-row>
      </table:table>
      <table:table table:name="Table2" table:style-name="Table2">
        <table:table-column table:style-name="Table2.A"/>
        <table:table-column table:style-name="Table2.B"/>
        <table:table-row>
          <table:table-cell table:style-name="Table2.A1" office:value-type="string">
            <text:p text:style-name="P2">MS 04</text:p>
          </table:table-cell>
          <table:table-cell table:style-name="Table2.A1" office:value-type="string">
            <text:p text:style-name="P9"><text:s text:c="2"/>dabaaaaaa...</text:p>
          </table:table-cell>
        </table:table-row>
      </table:table>
      <text:p text:style-name="P4">The first two verses of 04 are missing, and verse 3 is just a fragment. It can then be seen that v4 is the same in 07 and 04. In the web-representation of the output, hovering over a letter shows the text of the verse in that manuscript. So, for example, v5, is as follows:</text:p>
      <text:p text:style-name="P5">07: και το φωϲ εν τη ϲκοτια φαινει και η ϲκοτια αυτο ου κατελαβεν</text:p>
      <text:p text:style-name="P4">04: και το φωϲ εν τη ϲκοτεια φαινει και η ϲκοτεια αυτο ου κατελαβεν</text:p>
      <text:h text:style-name="P12" text:outline-level="1">Correctors as states of the text</text:h>
      <text:p text:style-name="P4">The XML transcriptions not only show the final state of the text, but where possible also show the original and details of corrections made by different hands. 01, for example, can be represented like this:</text:p>
      <table:table table:name="Table4" table:style-name="Table4">
        <table:table-column table:style-name="Table4.A"/>
        <table:table-column table:style-name="Table4.B"/>
        <table:table-row>
          <table:table-cell table:style-name="Table4.A1" office:value-type="string">
            <text:p text:style-name="P3">MS 01 (firsthand)</text:p>
          </table:table-cell>
          <table:table-cell table:style-name="Table4.A1" office:value-type="string">
            <text:p text:style-name="P10">abbbabbbbbbbcbcbbbbbbbbbbbbbcbbbbbbbbbbbbbbbbbbbbbb</text:p>
          </table:table-cell>
        </table:table-row>
        <table:table-row>
          <table:table-cell table:style-name="Table4.A1" office:value-type="string">
            <text:p text:style-name="P3">MS 01 (S1)</text:p>
          </table:table-cell>
          <table:table-cell table:style-name="Table4.A1" office:value-type="string">
            <text:p text:style-name="P10"><text:s text:c="5"/>c <text:s text:c="7"/>d <text:s/>d <text:s/>c <text:s text:c="3"/>c <text:s text:c="4"/>c <text:s text:c="4"/>c <text:s text:c="12"/></text:p>
          </table:table-cell>
        </table:table-row>
        <table:table-row>
          <table:table-cell table:style-name="Table4.A1" office:value-type="string">
            <text:p text:style-name="P3">MS 01 (S2)</text:p>
          </table:table-cell>
          <table:table-cell table:style-name="Table4.A1" office:value-type="string">
            <text:p text:style-name="P10"><text:s text:c="14"/>e <text:s text:c="35"/></text:p>
          </table:table-cell>
        </table:table-row>
        <table:table-row>
          <table:table-cell table:style-name="Table4.A1" office:value-type="string">
            <text:p text:style-name="P3">MS 01 (ca)</text:p>
          </table:table-cell>
          <table:table-cell table:style-name="Table4.A1" office:value-type="string">
            <text:p text:style-name="P10"><text:s text:c="2"/>a <text:s/>c <text:s text:c="2"/>a <text:s/>d g cc <text:s/>d <text:s text:c="3"/>cc <text:s/>c <text:s text:c="2"/>c <text:s/>cd cc ca cd <text:s text:c="2"/>c</text:p>
          </table:table-cell>
        </table:table-row>
        <table:table-row>
          <table:table-cell table:style-name="Table4.A1" office:value-type="string">
            <text:p text:style-name="P3">MS 01 (cb2)</text:p>
          </table:table-cell>
          <table:table-cell table:style-name="Table4.A1" office:value-type="string">
            <text:p text:style-name="P10"><text:s text:c="14"/>f <text:s text:c="7"/>a <text:s text:c="2"/>c <text:s text:c="14"/>c <text:s text:c="6"/></text:p>
          </table:table-cell>
        </table:table-row>
        <table:table-row>
          <table:table-cell table:style-name="Table4.A1" office:value-type="string">
            <text:p text:style-name="P3">MS 01 (corrector)</text:p>
          </table:table-cell>
          <table:table-cell table:style-name="Table4.A1" office:value-type="string">
            <text:p text:style-name="P10"><text:s text:c="46"/>c <text:s text:c="3"/></text:p>
          </table:table-cell>
        </table:table-row>
      </table:table>
      <text:p text:style-name="P4">This shows that v3 has been corrected (by "ca") to be the same as 07 (although this, of course, says nothing about a direct relationship between 01 and 07). The corrector changed "ουδε εν" to "ουδεν".</text:p>
      <text:p text:style-name="P4">Verse 15 immediately stands out as it has been changed by 4 of the 5 different correctors at work on 01 – and each corrector has changed it to a different text <text:soft-page-break/>form:</text:p>
      <text:p text:style-name="P4">c (firsthand)<text:tab/>: ϊωαννηϲ μαρτυρι περι αυτου και κεκραγεν om ουτοϲ ην om ο οπιϲω μου ερχομενοϲ οϲ εμπροϲθεν μου γεγονεν οτι πρωτοϲ μου ην</text:p>
      <text:p text:style-name="P4">d (S1)<text:tab/><text:tab/>: ϊωαννηϲ μαρτυρι περι αυτου και κεκραγεν λεγων ουτοϲ ην ο ειπων ο οπιϲω μου ερχομενοϲ εμπροϲθεν μου γεγονεν οτι πρωτοϲ μου ην</text:p>
      <text:p text:style-name="P4">e (S2)<text:tab/><text:tab/>: ϊωαννηϲ μαρτυρι περι αυτου και κεκραγεν ουτοϲ ην ον ειπων ο οπιϲω μου ερχομενοϲ εμπροϲθεν μου γεγονεν οτι πρωτοϲ μου ην</text:p>
      <text:p text:style-name="P4">g (ca)<text:tab/><text:tab/>: ϊωαννηϲ μαρτυρι περι αυτου και κεκραγεν ουτοϲ ην ο οπιϲω μου ερχομενοϲ om εμπροϲθεν μου γεγονεν οτι πρωτοϲ μου ην</text:p>
      <text:p text:style-name="P4">f (cb2)<text:tab/><text:tab/>: ϊωαννηϲ μαρτυρι περι αυτου και κεκραγεν ουτοϲ ην ον ειπον ο οπιϲω μου ερχομενοϲ εμπροϲθεν μου γεγονεν οτι πρωτοϲ μου ην</text:p>
      <text:p text:style-name="P4">We can then say that this verse warrants more detailed study – why has it been changed so much in this one manuscript? What kind of changes are they? etc.</text:p>
      <text:h text:style-name="P12" text:outline-level="1">A bigger picture</text:h>
      <text:p text:style-name="P4">The following table shows the comparison of the IGNTP's first 17 majuscule transcriptions:</text:p>
      <table:table table:name="Table5" table:style-name="Table5">
        <table:table-column table:style-name="Table5.A"/>
        <table:table-column table:style-name="Table5.B"/>
        <table:table-row>
          <table:table-cell table:style-name="Table5.A1" office:value-type="string">
            <text:p text:style-name="P1">MS 07 (firsthand)</text:p>
          </table:table-cell>
          <table:table-cell table:style-name="Table5.A1" office:value-type="string">
            <text:p text:style-name="P8">aaaaaaaaaaaaaaaaaaaaaaaaaaaaaaaaaaaaaaaaaaaaaaaaaaa</text:p>
          </table:table-cell>
        </table:table-row>
        <table:table-row>
          <table:table-cell table:style-name="Table5.A1" office:value-type="string">
            <text:p text:style-name="P1">MS 07 (2)</text:p>
          </table:table-cell>
          <table:table-cell table:style-name="Table5.A1" office:value-type="string">
            <text:p text:style-name="P8"><text:s text:c="28"/>a <text:s text:c="21"/></text:p>
          </table:table-cell>
        </table:table-row>
        <table:table-row>
          <table:table-cell table:style-name="Table5.A1" office:value-type="string">
            <text:p text:style-name="P1">MS 07 (corrector)</text:p>
          </table:table-cell>
          <table:table-cell table:style-name="Table5.A1" office:value-type="string">
            <text:p text:style-name="P8"><text:s text:c="12"/>b b <text:s text:c="35"/></text:p>
          </table:table-cell>
        </table:table-row>
        <table:table-row>
          <table:table-cell table:style-name="Table5.A1" office:value-type="string">
            <text:p text:style-name="P1">MS 01 (firsthand)</text:p>
          </table:table-cell>
          <table:table-cell table:style-name="Table5.A1" office:value-type="string">
            <text:p text:style-name="P8">abbbabbbbbbbcbcbbbbbbbbbbbbbcbbbbbbbbbbbbbbbbbbbbbb</text:p>
          </table:table-cell>
        </table:table-row>
        <table:table-row>
          <table:table-cell table:style-name="Table5.A1" office:value-type="string">
            <text:p text:style-name="P1">MS 01 (S1)</text:p>
          </table:table-cell>
          <table:table-cell table:style-name="Table5.A1" office:value-type="string">
            <text:p text:style-name="P8"><text:s text:c="5"/>c <text:s text:c="7"/>d <text:s/>d <text:s/>c <text:s text:c="3"/>c <text:s text:c="4"/>c <text:s text:c="4"/>c <text:s text:c="12"/></text:p>
          </table:table-cell>
        </table:table-row>
        <table:table-row>
          <table:table-cell table:style-name="Table5.A1" office:value-type="string">
            <text:p text:style-name="P1">MS 01 (S2)</text:p>
          </table:table-cell>
          <table:table-cell table:style-name="Table5.A1" office:value-type="string">
            <text:p text:style-name="P8"><text:s text:c="14"/>e <text:s text:c="35"/></text:p>
          </table:table-cell>
        </table:table-row>
        <table:table-row>
          <table:table-cell table:style-name="Table5.A1" office:value-type="string">
            <text:p text:style-name="P1">MS 01 (ca)</text:p>
          </table:table-cell>
          <table:table-cell table:style-name="Table5.A1" office:value-type="string">
            <text:p text:style-name="P8"><text:s text:c="2"/>a <text:s/>c <text:s text:c="2"/>a <text:s/>d g cc <text:s/>d <text:s text:c="3"/>cc <text:s/>c <text:s text:c="2"/>c <text:s/>cd cc ca cd <text:s text:c="2"/>c</text:p>
          </table:table-cell>
        </table:table-row>
        <table:table-row>
          <table:table-cell table:style-name="Table5.A1" office:value-type="string">
            <text:p text:style-name="P1">MS 01 (cb2)</text:p>
          </table:table-cell>
          <table:table-cell table:style-name="Table5.A1" office:value-type="string">
            <text:p text:style-name="P8"><text:s text:c="14"/>f <text:s text:c="7"/>a <text:s text:c="2"/>c <text:s text:c="14"/>c <text:s text:c="6"/></text:p>
          </table:table-cell>
        </table:table-row>
        <table:table-row>
          <table:table-cell table:style-name="Table5.A1" office:value-type="string">
            <text:p text:style-name="P1">MS 01 (corrector)</text:p>
          </table:table-cell>
          <table:table-cell table:style-name="Table5.A1" office:value-type="string">
            <text:p text:style-name="P8"><text:s text:c="46"/>c <text:s text:c="3"/></text:p>
          </table:table-cell>
        </table:table-row>
        <table:table-row>
          <table:table-cell table:style-name="Table5.A1" office:value-type="string">
            <text:p text:style-name="P1">MS 02 (firsthand)</text:p>
          </table:table-cell>
          <table:table-cell table:style-name="Table5.A1" office:value-type="string">
            <text:p text:style-name="P8">aacaadaacaaaecbaaeccacaccddadaadcdcadecddcdacdeaccd</text:p>
          </table:table-cell>
        </table:table-row>
        <table:table-row>
          <table:table-cell table:style-name="Table5.A1" office:value-type="string">
            <text:p text:style-name="P1">MS 03 (firsthand)</text:p>
          </table:table-cell>
          <table:table-cell table:style-name="Table5.A1" office:value-type="string">
            <text:p text:style-name="P8">aaacaecababcfdhbdddcedcddeededcedddbefdeededdefcdde</text:p>
          </table:table-cell>
        </table:table-row>
        <table:table-row>
          <table:table-cell table:style-name="Table5.A1" office:value-type="string">
            <text:p text:style-name="P1">MS 03 (2)</text:p>
          </table:table-cell>
          <table:table-cell table:style-name="Table5.A1" office:value-type="string">
            <text:p text:style-name="P8"><text:s text:c="3"/>d <text:s text:c="7"/>e <text:s text:c="8"/>b <text:s text:c="27"/></text:p>
          </table:table-cell>
        </table:table-row>
        <table:table-row>
          <table:table-cell table:style-name="Table5.A1" office:value-type="string">
            <text:p text:style-name="P1">MS 03 (secunda_manu)</text:p>
          </table:table-cell>
          <table:table-cell table:style-name="Table5.A1" office:value-type="string">
            <text:p text:style-name="P8">a <text:s text:c="45"/>d <text:s text:c="2"/></text:p>
          </table:table-cell>
        </table:table-row>
        <table:table-row>
          <table:table-cell table:style-name="Table5.A1" office:value-type="string">
            <text:p text:style-name="P1">MS 04 (firsthand)</text:p>
          </table:table-cell>
          <table:table-cell table:style-name="Table5.A1" office:value-type="string">
            <text:p text:style-name="P8"><text:s text:c="2"/>dabaaaaaaadfibefedfeabeffefedfeeacfgef <text:s text:c="10"/></text:p>
          </table:table-cell>
        </table:table-row>
        <table:table-row>
          <table:table-cell table:style-name="Table5.A1" office:value-type="string">
            <text:p text:style-name="P1">MS 04 (2)</text:p>
          </table:table-cell>
          <table:table-cell table:style-name="Table5.A1" office:value-type="string">
            <text:p text:style-name="P8"><text:s text:c="14"/>j <text:s/>g egc ac g gfegf <text:s text:c="2"/>gif <text:s text:c="11"/></text:p>
          </table:table-cell>
        </table:table-row>
        <table:table-row>
          <table:table-cell table:style-name="Table5.A1" office:value-type="string">
            <text:p text:style-name="P1">MS 05 (firsthand)</text:p>
          </table:table-cell>
          <table:table-cell table:style-name="Table5.A1" office:value-type="string">
            <text:p text:style-name="P8">aaebafdcdabdggkc <text:s text:c="34"/></text:p>
          </table:table-cell>
        </table:table-row>
        <table:table-row>
          <table:table-cell table:style-name="Table5.A1" office:value-type="string">
            <text:p text:style-name="P1">MS 05 (A)</text:p>
          </table:table-cell>
          <table:table-cell table:style-name="Table5.A1" office:value-type="string">
            <text:p text:style-name="P8"><text:s text:c="5"/>c <text:s text:c="44"/></text:p>
          </table:table-cell>
        </table:table-row>
        <table:table-row>
          <table:table-cell table:style-name="Table5.A1" office:value-type="string">
            <text:p text:style-name="P1">MS 05 (B)</text:p>
          </table:table-cell>
          <table:table-cell table:style-name="Table5.A1" office:value-type="string">
            <text:p text:style-name="P8"><text:s text:c="11"/>eh l <text:s text:c="35"/></text:p>
          </table:table-cell>
        </table:table-row>
        <table:table-row>
          <table:table-cell table:style-name="Table5.A1" office:value-type="string">
            <text:p text:style-name="P1">MS 05 (K)</text:p>
          </table:table-cell>
          <table:table-cell table:style-name="Table5.A1" office:value-type="string">
            <text:p text:style-name="P8"><text:s text:c="2"/>f <text:s text:c="47"/></text:p>
          </table:table-cell>
        </table:table-row>
        <table:table-row>
          <table:table-cell table:style-name="Table5.A1" office:value-type="string">
            <text:p text:style-name="P1">MS 09 (firsthand)</text:p>
          </table:table-cell>
          <table:table-cell table:style-name="Table5.A1" office:value-type="string">
            <text:p text:style-name="P8">b da <text:s/>ed cafihbaaafahcaeaahaaaahaacadjaaaefeafeafaf</text:p>
          </table:table-cell>
        </table:table-row>
        <table:table-row>
          <table:table-cell table:style-name="Table5.A1" office:value-type="string">
            <text:p text:style-name="P1">MS 09 (corrector)</text:p>
          </table:table-cell>
          <table:table-cell table:style-name="Table5.A1" office:value-type="string">
            <text:p text:style-name="P8"><text:s text:c="3"/>e <text:s text:c="38"/>a <text:s text:c="6"/></text:p>
          </table:table-cell>
        </table:table-row>
        <table:table-row>
          <table:table-cell table:style-name="Table5.A1" office:value-type="string">
            <text:p text:style-name="P1">MS 011 (firsthand)</text:p>
          </table:table-cell>
          <table:table-cell table:style-name="Table5.A1" office:value-type="string">
            <text:p text:style-name="P8">aaaaaaaaaaaadibafhgaicacagigaafgafaddkggafgfafeagef</text:p>
          </table:table-cell>
        </table:table-row>
        <table:table-row>
          <table:table-cell table:style-name="Table5.A1" office:value-type="string">
            <text:p text:style-name="P1">MS 011 (corrector)</text:p>
          </table:table-cell>
          <table:table-cell table:style-name="Table5.A1" office:value-type="string">
            <text:p text:style-name="P8"><text:s text:c="30"/>g <text:s/>g <text:s text:c="13"/>f <text:s/></text:p>
          </table:table-cell>
        </table:table-row>
        <table:table-row>
          <table:table-cell table:style-name="Table5.A1" office:value-type="string">
            <text:p text:style-name="P1">MS 013 (firsthand)</text:p>
          </table:table-cell>
          <table:table-cell table:style-name="Table5.A1" office:value-type="string">
            <text:p text:style-name="P8">aaaacafaad gdjbaaiafafaaaahaaaaaaacadaaafghaefgaaaf</text:p>
          </table:table-cell>
        </table:table-row>
        <table:table-row>
          <table:table-cell table:style-name="Table5.A1" office:value-type="string">
            <text:p text:style-name="P1">MS 017 (firsthand)</text:p>
          </table:table-cell>
          <table:table-cell table:style-name="Table5.A1" office:value-type="string">
            <text:p text:style-name="P8">aaaaaagaaeaadfmaeahgacaaaadhhgaiaaaahlhaghiaffhefff</text:p>
          </table:table-cell>
        </table:table-row>
        <table:table-row>
          <table:table-cell table:style-name="Table5.A1" office:value-type="string">
            <text:p text:style-name="P1">MS 017 (corrector)</text:p>
          </table:table-cell>
          <table:table-cell table:style-name="Table5.A1" office:value-type="string">
            <text:p text:style-name="P8"><text:s text:c="36"/>d i <text:s text:c="11"/></text:p>
          </table:table-cell>
        </table:table-row>
        <table:table-row>
          <table:table-cell table:style-name="Table5.A1" office:value-type="string">
            <text:p text:style-name="P1">MS 019 (firsthand)</text:p>
          </table:table-cell>
          <table:table-cell table:style-name="Table5.A1" office:value-type="string">
            <text:p text:style-name="P8">caaadaaaeaaajkbbejidfcdfdhjadhgjgeeafmjihiaaggifhgg</text:p>
          </table:table-cell>
        </table:table-row>
        <table:table-row>
          <table:table-cell table:style-name="Table5.A1" office:value-type="string">
            <text:p text:style-name="P1">MS 019 (corrector)</text:p>
          </table:table-cell>
          <table:table-cell table:style-name="Table5.A1" office:value-type="string">
            <text:p text:style-name="P8"><text:s text:c="39"/>ji <text:s text:c="9"/></text:p>
          </table:table-cell>
        </table:table-row>
        <table:table-row>
          <table:table-cell table:style-name="Table5.A1" office:value-type="string">
            <text:p text:style-name="P1">MS 021 (firsthand)</text:p>
          </table:table-cell>
          <table:table-cell table:style-name="Table5.A1" office:value-type="string">
            <text:p text:style-name="P8">daaaaagaaacadfnaakahagaafadaiahkaeaadjaajejahfjafha</text:p>
          </table:table-cell>
        </table:table-row>
        <table:table-row>
          <table:table-cell table:style-name="Table5.A1" office:value-type="string">
            <text:p text:style-name="P1">MS 022 (firsthand)</text:p>
          </table:table-cell>
          <table:table-cell table:style-name="Table5.A1" office:value-type="string">
            <text:p text:style-name="P8"><text:s text:c="20"/>jhegcikicailheaadnk <text:s text:c="11"/></text:p>
          </table:table-cell>
        </table:table-row>
        <table:table-row>
          <table:table-cell table:style-name="Table5.A1" office:value-type="string">
            <text:p text:style-name="P1">MS 024 (firsthand)</text:p>
          </table:table-cell>
          <table:table-cell table:style-name="Table5.A1" office:value-type="string">
            <text:p text:style-name="P8"><text:s text:c="28"/>jagmaacedola <text:s text:c="10"/></text:p>
          </table:table-cell>
        </table:table-row>
        <table:table-row>
          <table:table-cell table:style-name="Table5.A1" office:value-type="string">
            <text:p text:style-name="P1">MS 028 (firsthand)</text:p>
          </table:table-cell>
          <table:table-cell table:style-name="Table5.A1" office:value-type="string">
            <text:p text:style-name="P8">aaafaagaaaaaefmaegaakcaaaaladaadaeaadkiafjdaifkaiaf</text:p>
          </table:table-cell>
        </table:table-row>
        <text:soft-page-break/>
        <table:table-row>
          <table:table-cell table:style-name="Table5.A1" office:value-type="string">
            <text:p text:style-name="P1">MS 028 (corrector)</text:p>
          </table:table-cell>
          <table:table-cell table:style-name="Table5.A1" office:value-type="string">
            <text:p text:style-name="P8"><text:s text:c="38"/>a <text:s text:c="11"/></text:p>
          </table:table-cell>
        </table:table-row>
        <table:table-row>
          <table:table-cell table:style-name="Table5.A1" office:value-type="string">
            <text:p text:style-name="P1">MS 029 (firsthand)</text:p>
          </table:table-cell>
          <table:table-cell table:style-name="Table5.A1" office:value-type="string">
            <text:p text:style-name="P8"><text:s text:c="23"/>agamjkagn <text:s text:c="18"/></text:p>
          </table:table-cell>
        </table:table-row>
      </table:table>
      <text:p text:style-name="Text_20_body">It is quite straightforward to spot Byzantine manuscripts by the amount of “a” entries (Although this actually means that the verse is identical to the text in 07. A different base text might yield different results).</text:p>
      <text:p text:style-name="Text_20_body">Several questions or points of interest are raised by considering the data above. For example, what was 028's corrector's reason for changing v39 to the “a” text. Why is the “d” text so popular in v37? Or the “c” text in v9? Etc.</text:p>
      <text:h text:style-name="P12" text:outline-level="1">Next steps</text:h>
      <text:p text:style-name="P4">The next steps in this prototype may include:</text:p>
      <text:list xml:id="list773181552" text:style-name="L1">
        <text:list-item>
          <text:p text:style-name="P11">Further automatic regularisation – e.g. nomina sacra, abbreviations, accents etc. (e.g. k(ai)). The lack of such regularisation is currently corrupting the results somewhat, so while I can develop a method of analysis some of the conclusions may be spurious at this stage.</text:p>
        </text:list-item>
        <text:list-item>
          <text:p text:style-name="P11">Finding a way to represent the degree of difference for each text form of a verse – is it radically different or has just a single letter changed?</text:p>
        </text:list-item>
        <text:list-item>
          <text:p text:style-name="P11">Finding a way to represent the type of difference – addition, omission, etc.</text:p>
        </text:list-item>
        <text:list-item>
          <text:p text:style-name="P11">Integrate with the complete set of IGNTP manuscripts – e.g. thus including papyri</text:p>
        </text:list-item>
        <text:list-item>
          <text:p text:style-name="P11">Grey out the “a” readings to be better able to pick out the other letters</text:p>
        </text:list-item>
        <text:list-item>
          <text:p text:style-name="P11">Analysing the correctors' activity throughout to find areas of particular effort</text:p>
        </text:list-item>
        <text:list-item>
          <text:p text:style-name="P11">Integrate the post-regularised text from Cat's work.</text:p>
        </text:list-item>
        <text:list-item>
          <text:p text:style-name="P11">Would be interesting to know the difference in similarities between pre and post-regularised texts.</text:p>
        </text:list-item>
        <text:list-item>
          <text:p text:style-name="P11">Need to be able to make things stand out – colour cod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Liberation Sans" svg:font-family="'Liberation Sans'" style:font-family-generic="swiss"/>
    <style:font-face style:name="Courier 10 Pitch" svg:font-family="'Courier 10 Pitch'" style:font-pitch="fixed"/>
    <style:font-face style:name="Courier 10 Pitch1" svg:font-family="'Courier 10 Pitch'" style:font-adornments="Regular" style:font-pitch="fixed"/>
    <style:font-face style:name="DejaVu Sans Mono" svg:font-family="'DejaVu Sans Mono'" style:font-family-generic="modern" style:font-pitch="fixed"/>
    <style:font-face style:name="Gentium1" svg:font-family="Gentium" style:font-pitch="variable"/>
    <style:font-face style:name="Gentium" svg:font-family="Gentium" style:font-adornments="Regular" style:font-pitch="variable"/>
    <style:font-face style:name="Gentium Plus" svg:font-family="'Gentium Plus'" style:font-adornments="Regular"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ans"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Gentium Pl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Standard" style:next-style-name="Subtitle" style:class="chapter">
      <style:paragraph-properties fo:text-align="center" style:justify-single-word="false"/>
      <style:text-properties style:font-name="Liberation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Greek" style:family="paragraph" style:parent-style-name="Preformatted_20_Text" style:master-page-name="">
      <style:paragraph-properties fo:margin="100%" fo:margin-left="1.499cm" fo:margin-right="0cm" fo:margin-top="0cm" fo:margin-bottom="0cm" fo:text-indent="0cm" style:auto-text-indent="false" style:page-number="auto"/>
      <style:text-properties style:font-name="Gentium1" fo:font-size="14pt"/>
    </style:style>
    <style:style style:name="Fixed_20_width" style:display-name="Fixed width" style:family="paragraph" style:parent-style-name="Standard" style:class="text">
      <style:paragraph-properties fo:margin="100%" fo:margin-left="1.499cm" fo:margin-right="0cm" fo:margin-top="0cm" fo:margin-bottom="0cm" fo:text-indent="0cm" style:auto-text-indent="false"/>
      <style:text-properties style:font-name="Courier 10 Pitch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7M17S</meta:editing-duration>
    <meta:editing-cycles>17</meta:editing-cycles>
    <meta:generator>LibreOffice/3.5$Linux_x86 LibreOffice_project/350m1$Build-2</meta:generator>
    <dc:date>2013-01-15T14:56:07</dc:date>
    <meta:document-statistic meta:table-count="5" meta:image-count="0" meta:object-count="0" meta:page-count="3" meta:paragraph-count="123" meta:word-count="1001" meta:character-count="6043" meta:non-whitespace-character-count="4936"/>
    <meta:user-defined meta:name="Info 1"/>
    <meta:user-defined meta:name="Info 2"/>
    <meta:user-defined meta:name="Info 3"/>
    <meta:user-defined meta:name="Info 4"/>
  </office:meta>
</office:document-meta>
</file>